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362cm"/>
    </style:style>
    <style:style style:name="positiv_24__24__7b_ROWCONTEXTS_3d_Requests_7d_.A2" style:display-name="positiv$${ROWCONTEXTS=Requests}.A2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style:min-row-height="1.072cm"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style:min-row-height="1.072cm"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/>
    </style:style>
    <style:style style:name="P2" style:family="paragraph" style:parent-style-name="Header">
      <style:paragraph-properties style:writing-mode="lr-tb"/>
    </style:style>
    <style:style style:name="P3" style:family="paragraph" style:parent-style-name="Table_20_Contents">
      <style:text-properties style:font-name="Carlito" officeooo:rsid="0170a4c7" officeooo:paragraph-rsid="0170a4c7"/>
    </style:style>
    <style:style style:name="P4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5" style:family="paragraph" style:parent-style-name="Table_20_Contents">
      <style:text-properties style:font-name="Carlito" fo:font-size="6pt" style:font-size-asian="6pt" style:font-size-complex="6pt"/>
    </style:style>
    <style:style style:name="P6" style:family="paragraph" style:parent-style-name="Table_20_Contents">
      <style:text-properties style:font-name="Carlito" fo:font-size="6pt" style:font-size-asian="5.25pt" style:font-size-complex="6pt" text:display="none"/>
    </style:style>
    <style:style style:name="P7" style:family="paragraph" style:parent-style-name="Table_20_Contents">
      <style:text-properties style:font-name="Carlito" fo:font-size="6pt" style:font-name-asian="Arial Unicode MS" style:font-size-asian="6pt" style:font-size-complex="6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rlito" fo:font-size="6pt" fo:language="de" fo:country="DE" fo:font-weight="normal" officeooo:rsid="0178d1f4" officeooo:paragraph-rsid="02144d2a" style:font-name-asian="Arial Unicode MS" style:font-size-asian="5.25pt" style:language-asian="de" style:country-asian="DE" style:font-weight-asian="normal" style:font-name-complex="Mangal1" style:font-size-complex="6pt" style:language-complex="ar" style:country-complex="SA" style:font-weight-complex="normal"/>
    </style:style>
    <style:style style:name="P9" style:family="paragraph" style:parent-style-name="Standard">
      <style:text-properties style:font-name="Carlito" fo:font-size="10pt" officeooo:rsid="014053bd" officeooo:paragraph-rsid="0212a81e" style:font-size-asian="10pt" style:font-size-complex="10pt"/>
    </style:style>
    <style:style style:name="P10" style:family="paragraph" style:parent-style-name="Standard">
      <style:text-properties style:font-name="Carlito" fo:font-size="10pt" officeooo:rsid="014053bd" officeooo:paragraph-rsid="021de0d5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d02b66" style:font-name-asian="Arial Unicode MS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d63fdc" style:font-name-asian="Arial Unicode MS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f32772" style:font-name-asian="Arial Unicode MS" style:font-size-asian="10pt" style:font-size-complex="10pt"/>
    </style:style>
    <style:style style:name="P14" style:family="paragraph" style:parent-style-name="Table_20_Contents">
      <style:text-properties style:font-name="Carlito" fo:font-size="10pt" officeooo:rsid="01d02b66" officeooo:paragraph-rsid="01d1d9e9" style:font-name-asian="Arial Unicode MS" style:font-size-asian="10pt" style:font-size-complex="10pt"/>
    </style:style>
    <style:style style:name="P15" style:family="paragraph" style:parent-style-name="Table_20_Contents">
      <style:text-properties style:font-name="Carlito" fo:font-size="10pt" officeooo:rsid="01d02b66" officeooo:paragraph-rsid="020ea00a" style:font-name-asian="Arial Unicode MS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f32772" style:font-name-asian="Arial Unicode MS" style:font-size-asian="10pt" style:font-size-complex="10pt"/>
    </style:style>
    <style:style style:name="P17" style:family="paragraph" style:parent-style-name="Table_20_Contents">
      <style:text-properties style:font-name="Carlito" fo:font-size="10pt" officeooo:rsid="02064f28" officeooo:paragraph-rsid="020ea00a" style:font-name-asian="Arial Unicode MS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rlito" fo:font-size="10pt" fo:font-weight="normal" officeooo:rsid="0159f63c" officeooo:paragraph-rsid="020bdea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9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" fo:font-size="10pt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rlito" fo:font-size="10pt" fo:font-weight="normal" officeooo:rsid="018567c4" officeooo:paragraph-rsid="020bdeab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rlito" fo:font-size="10pt" fo:font-weight="normal" officeooo:rsid="0178d1f4" officeooo:paragraph-rsid="02144d2a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30436" officeooo:paragraph-rsid="02144d2a" style:font-size-asian="10pt" style:font-weight-asian="normal" style:font-size-complex="10pt" style:font-weight-complex="normal"/>
    </style:style>
    <style:style style:name="P25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212a8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212a8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7" style:family="paragraph" style:parent-style-name="Table_20_Contents">
      <style:text-properties style:font-name="Carlito" style:font-name-asian="Arial Unicode MS"/>
    </style:style>
    <style:style style:name="P28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officeooo:rsid="01930436" officeooo:paragraph-rsid="02144d2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0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212a81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1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fo:font-size="6pt" officeooo:paragraph-rsid="02144d2a" style:font-size-asian="5.25pt" style:font-size-complex="6pt"/>
    </style:style>
    <style:style style:name="P32" style:family="paragraph" style:parent-style-name="Standard" style:master-page-name="Standard">
      <style:paragraph-properties style:page-number="auto"/>
      <style:text-properties fo:color="#1256a4" loext:opacity="100%" style:font-name="Carlito" fo:font-size="10pt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3" style:family="paragraph" style:parent-style-name="Heading_20_1">
      <style:text-properties style:font-name="Carlito" fo:font-size="10pt" officeooo:rsid="016a12a6" officeooo:paragraph-rsid="017543ee" style:font-size-asian="10pt" style:font-size-complex="10pt"/>
    </style:style>
    <style:style style:name="P34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1930436" officeooo:paragraph-rsid="0212a8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5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4pt" officeooo:rsid="017543ee" officeooo:paragraph-rsid="0212a81e" style:font-size-asian="14pt" style:font-size-complex="14pt"/>
    </style:style>
    <style:style style:name="P36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37" style:family="paragraph" style:parent-style-name="Heading_20_3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30436" officeooo:paragraph-rsid="02144d2a" style:font-size-asian="10pt" style:font-weight-asian="normal" style:font-size-complex="10pt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209bfe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officeooo:rsid="018567c4"/>
    </style:style>
    <style:style style:name="T10" style:family="text">
      <style:text-properties officeooo:rsid="0196af8f"/>
    </style:style>
    <style:style style:name="T11" style:family="text">
      <style:text-properties officeooo:rsid="01980a09"/>
    </style:style>
    <style:style style:name="T12" style:family="text">
      <style:text-properties officeooo:rsid="0198f74a"/>
    </style:style>
    <style:style style:name="T13" style:family="text">
      <style:text-properties officeooo:rsid="01d1d9e9"/>
    </style:style>
    <style:style style:name="T14" style:family="text">
      <style:text-properties officeooo:rsid="01f32772"/>
    </style:style>
    <style:style style:name="T15" style:family="text">
      <style:text-properties officeooo:rsid="0201bab6"/>
    </style:style>
    <style:style style:name="T16" style:family="text">
      <style:text-properties officeooo:rsid="015851ab"/>
    </style:style>
    <style:style style:name="T17" style:family="text">
      <style:text-properties officeooo:rsid="019271de"/>
    </style:style>
    <style:style style:name="T18" style:family="text">
      <style:text-properties officeooo:rsid="01931e99"/>
    </style:style>
    <style:style style:name="T19" style:family="text">
      <style:text-properties officeooo:rsid="0207ef2c"/>
    </style:style>
    <style:style style:name="T20" style:family="text">
      <style:text-properties officeooo:rsid="020adedf"/>
    </style:style>
    <style:style style:name="T21" style:family="text">
      <style:text-properties officeooo:rsid="020b56f2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1980a09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1994e90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209d2b0" style:font-size-asian="10pt" style:font-weight-asian="normal" style:font-size-complex="10pt" style:font-weight-complex="normal"/>
    </style:style>
    <style:style style:name="T2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7" style:family="text">
      <style:text-properties fo:font-size="10pt" fo:language="de" fo:country="DE" style:text-underline-style="solid" style:text-underline-width="auto" style:text-underline-color="font-color" fo:font-weight="normal" officeooo:rsid="0178d1f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8" style:family="text">
      <style:text-properties fo:font-size="10pt" fo:language="de" fo:country="DE" style:text-underline-style="solid" style:text-underline-width="auto" style:text-underline-color="font-color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9" style:family="text">
      <style:text-properties fo:font-size="10pt" fo:language="de" fo:country="DE" style:text-underline-style="solid" style:text-underline-width="auto" style:text-underline-color="font-color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0" style:family="text">
      <style:text-properties fo:font-size="10pt" fo:language="de" fo:country="DE" style:text-underline-style="solid" style:text-underline-width="auto" style:text-underline-color="font-color" fo:font-weight="normal" officeooo: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1" style:family="text">
      <style:text-properties fo:font-size="10pt" fo:language="de" fo:country="DE" fo:font-weight="normal" officeooo:rsid="0178d1f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2" style:family="text">
      <style:text-properties fo:font-size="10pt" fo:language="de" fo:country="DE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3" style:family="text">
      <style:text-properties fo:font-size="10pt" fo:language="de" fo:country="DE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4" style:family="text">
      <style:text-properties fo:font-size="10pt" fo:language="de" fo:country="DE" fo:font-weight="normal" officeooo: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5" style:family="text">
      <style:text-properties fo:font-size="10pt" fo:language="de" fo:country="DE" fo:font-weight="normal" officeooo:rsid="0216e10d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6" style:family="text">
      <style:text-properties officeooo:rsid="02064f28"/>
    </style:style>
    <style:style style:name="T37" style:family="text">
      <style:text-properties officeooo:rsid="020f372f"/>
    </style:style>
    <style:style style:name="T38" style:family="text">
      <style:text-properties officeooo:rsid="01abff55"/>
    </style:style>
    <style:style style:name="T39" style:family="text">
      <style:text-properties officeooo:rsid="01a95ae4"/>
    </style:style>
    <style:style style:name="T40" style:family="text">
      <style:text-properties officeooo:rsid="01aae879"/>
    </style:style>
    <style:style style:name="T41" style:family="text">
      <style:text-properties officeooo:rsid="0209d2b0"/>
    </style:style>
    <style:style style:name="T42" style:family="text">
      <style:text-properties officeooo:rsid="020d9d50"/>
    </style:style>
    <style:style style:name="T43" style:family="text">
      <style:text-properties officeooo:rsid="0211a29c"/>
    </style:style>
    <style:style style:name="T44" style:family="text">
      <style:text-properties fo:color="#c9211e" loext:opacity="100%" officeooo:rsid="0196af8f"/>
    </style:style>
    <style:style style:name="T45" style:family="text">
      <style:text-properties fo:color="#c9211e" loext:opacity="100%" officeooo:rsid="0211a29c"/>
    </style:style>
    <style:style style:name="T46" style:family="text">
      <style:text-properties fo:color="#c9211e" loext:opacity="100%" fo:font-size="10pt" fo:language="de" fo:country="DE" style:text-underline-style="solid" style:text-underline-width="auto" style:text-underline-color="font-color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47" style:family="text">
      <style:text-properties fo:color="#c9211e" loext:opacity="100%" fo:font-size="10pt" fo:language="de" fo:country="DE" style:text-underline-style="solid" style:text-underline-width="auto" style:text-underline-color="font-color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48" style:family="text">
      <style:text-properties fo:color="#c9211e" loext:opacity="100%" fo:font-size="10pt" fo:language="de" fo:country="DE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49" style:family="text">
      <style:text-properties fo:color="#c9211e" loext:opacity="100%" fo:font-size="10pt" fo:language="de" fo:country="DE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50" style:family="text">
      <style:text-properties style:font-name="Carlito" fo:font-weight="normal" officeooo:rsid="01980a09" style:font-weight-asian="normal" style:font-weight-complex="normal"/>
    </style:style>
    <style:style style:name="T51" style:family="text">
      <style:text-properties officeooo:rsid="021de0d5"/>
    </style:style>
    <style:style style:name="T52" style:family="text">
      <style:text-properties officeooo:rsid="01b94a74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$-&gt;tubaf/stu/common/topWithAddress<text:span text:style-name="T8">AndContact</text:span><text:span text:style-name="T21">EN</text:span>.odt</text:p>
      <text:h text:style-name="P33" text:outline-level="1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3"><office:annotation loext:resolved="false"><dc:creator>Unbekannter Autor</dc:creator><dc:date>2024-07-01T08:48:22.637000000</dc:date><text:p text:style-name="P38"><text:span text:style-name="T53">$if('$${ReasonableReqType.Description}' != 'Übergang Bachelor-Master' | '$${ApprovalStatusValue.HiskeyId}' != '4001' , skip)</text:span></text:p></office:annotatio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5" text:outline-level="1"><text:span text:style-name="T15">ENGLISCH … </text:span><text:span text:style-name="T16">B</text:span>escheid über <text:span text:style-name="T17">die befristete Zulassung<text:line-break/>zu Ihrem Antrag</text:span> „<text:span text:style-name="T18">Wechsel von Bachelor zum Master“</text:span></text:h>
                  <text:h text:style-name="P34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p text:style-name="P29"><text:span text:style-name="T4"/></text:p>
                  <text:p text:style-name="P29">$-&gt;tubaf/stu/common/salutationForLetter<text:span text:style-name="T19">EN</text:span>.odt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6" text:outline-level="3"/>
                </table:table-cell>
                <table:table-cell table:style-name="TabelleRequestsInnerePositiv.B3" office:value-type="string">
                  <text:p text:style-name="P4"/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7" text:outline-level="3"><text:span text:style-name="T41">Sie haben die erforderlichen </text:span>Zugangsvoraussetzungen für eine befristete <text:span text:style-name="T41">Mastere</text:span>inschreibung erfüllt. Daher teile ich Ihnen mit, dass Sie an der TU Bergakademie F<text:span text:style-name="T41">r</text:span>eiberg für den <text:span text:style-name="T41">Masters</text:span><text:span text:style-name="T11">tudiengang</text:span></text:h>
                  <text:p text:style-name="P31"><text:span text:style-name="T50"/></text:p>
                  <text:p text:style-name="P23"><text:span text:style-name="T42">$${</text:span><text:span text:style-name="T10">customSettings.</text:span><text:span text:style-name="T43">FachNeu</text:span><text:span text:style-name="T10">.</text:span><text:span text:style-name="T43">Subject_defaulttext</text:span><text:span text:style-name="T9">|</text:span><text:span text:style-name="T44">Bitte beim Auftragsstart d</text:span><text:span text:style-name="T45">as neue Fach</text:span><text:span text:style-name="T44"> auswählen</text:span><text:span text:style-name="T42">}</text:span></text:p>
                  <text:p text:style-name="P8"/>
                  <text:p text:style-name="P28"><text:span text:style-name="T23">unter der Bedingung zugelassen sind, </text:span><text:span text:style-name="T22">dass Sie </text:span><text:span text:style-name="T26">bis spätestens </text:span><text:span text:style-name="T27">$${</text:span><text:span text:style-name="T28">customSettings.</text:span><text:span text:style-name="T29">FristEndeStudiengangBisher</text:span><text:span text:style-name="T30">|</text:span><text:span text:style-name="T46">Bitte </text:span><text:span text:style-name="T47">die Frist für den Abschluss des Bachelorstudiengangs </text:span><text:span text:style-name="T46">auswählen</text:span><text:span text:style-name="T27">}</text:span><text:span text:style-name="T22"> das </text:span><text:span text:style-name="T25">Bachelors</text:span><text:span text:style-name="T22">tudium im </text:span><text:span text:style-name="T24">Studiengang</text:span><text:span text:style-name="T22"> </text:span><text:span text:style-name="T31">$${</text:span><text:span text:style-name="T32">customSettings.</text:span><text:span text:style-name="T35">Studiengang</text:span><text:span text:style-name="T33">Bisher</text:span><text:span text:style-name="T32">.Student_person_degreePrograms_progress_courseOfStudy_shorttext</text:span><text:span text:style-name="T34">|</text:span><text:span text:style-name="T48">Bitte den </text:span><text:span text:style-name="T49">bisherigen</text:span><text:span text:style-name="T48"> Studiengang auswählen</text:span><text:span text:style-name="T31">}</text:span><text:span text:style-name="T22"> erfolgreich beendet haben. Im anderen Fall endet Ihr Studium im Masterstudiengang mit Fristablauf.</text:span></text:p>
                  <text:p text:style-name="P24">Die zunächst befristetet Einschreibung wurde bereits vorgenommen und erfolgte als Parallelstudium. Das heißt, dass Sie im <text:span text:style-name="T12">$${period.Defaulttext}</text:span> in beiden Studiengängen immatrikuliert sind.</text:p>
                  <text:p text:style-name="P24">Eine entsprechende Studienbescheinigung drucken Sie sich bitte über das Hochschulportal <text:span text:style-name="T41">im Studienservice</text:span> aus.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6" text:outline-level="3"/>
                </table:table-cell>
                <table:table-cell table:style-name="TabelleRequestsInnerePositiv.B3" office:value-type="string">
                  <text:p text:style-name="P5"/>
                </table:table-cell>
              </table:table-row>
              <table:table-row table:style-name="TabelleRequestsInnerePositiv.6">
                <table:table-cell table:style-name="TabelleRequestsInnerePositiv.A6" table:number-columns-spanned="2" office:value-type="string">
                  <text:p text:style-name="P18"><text:span text:style-name="T51">Hint</text:span>:</text:p>
                  <text:p text:style-name="P22">$${customSettings.Comment| - }</text:p>
                </table:table-cell>
                <table:covered-table-cell/>
              </table:table-row>
            </table:table>
            <text:p text:style-name="P3"/>
          </table:table-cell>
        </table:table-row>
        <table:table-row table:style-name="positiv_24__24__7b_ROWCONTEXTS_3d_Requests_7d_.2">
          <table:table-cell table:style-name="positiv_24__24__7b_ROWCONTEXTS_3d_Requests_7d_.A2" office:value-type="string">
            <text:p text:style-name="P6">//</text:p>
          </table:table-cell>
        </table:table-row>
      </table:table>
      <text:p text:style-name="P19">//</text:p>
      <text:p text:style-name="P20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11"><office:annotation loext:resolved="false"><dc:creator>Unbekannter Autor</dc:creator><dc:date>2024-07-12T17:55:00.377000000</dc:date><text:p text:style-name="P38"><text:span text:style-name="T53">$if('$${ReasonableReqType.Description}' != 'Übergang Bachelor-Master' | ('$${ApprovalStatusValue.HiskeyId}' = '4001') <text:s/>| ('$${ProcessingStatusValue.Id}' = '25007' | '$${ProcessingStatusValue.Id}' = '25008') , skip)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2">Es ist kein genehmigter Antrag „Wechsel von Bachelor zu Master“ vorhanden.</text:p>
                  <text:p text:style-name="P12">Wenn es solch einen Antrag gibt, ist der Student ggfs. noch nicht gespeichert.</text:p>
                  <text:p text:style-name="P12"/>
                  <text:p text:style-name="P13">Oder es gibt bereits einen abgelehnten Antrag.</text:p>
                  <text:p text:style-name="P16">Diesen dann ggfs. Stornieren.</text:p>
                  <text:p text:style-name="P13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4">Technische Informationen zu einem statt dessen gefundenen Antrag des Studenten <text:span text:style-name="T14">(ggfs. zur Fehlersuche)</text:span>:</text:p>
                  <text:p text:style-name="P15">ObjGuid: <text:s text:c="59"/>$${ObjGuid}</text:p>
                  <text:p text:style-name="P15">ReasonableReqType.RequestType.Id…. <text:s text:c="5"/>$${ReasonableReqType.RequestType.Id} - <text:span text:style-name="T36">$${ReasonableReqType.RequestType.Defaulttext}</text:span></text:p>
                  <text:p text:style-name="P15">ReasonableReqType.StatementOfFactId….<text:span text:style-name="T36">$</text:span>${ReasonableReqType.StatementOfFactId}</text:p>
                  <text:p text:style-name="P15">ApprovalStatusValue.Id…. <text:s text:c="29"/>$${ApprovalStatusValue.Id<text:span text:style-name="T13">} - </text:span><text:span text:style-name="T36">$${ApprovalStatusValue.Defaulttext}</text:span></text:p>
                  <text:p text:style-name="P17">Process<text:span text:style-name="T37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7"/>
                </table:table-cell>
              </table:table-row>
            </table:table>
            <text:p text:style-name="P7"/>
            <text:p text:style-name="P7"/>
          </table:table-cell>
        </table:table-row>
      </table:table>
      <text:p text:style-name="P21"/>
      <text:p text:style-name="P21">$#!report.var.tubaf.cm.stu.HinweisfeldRechtsbehelfsbelehrung<text:span text:style-name="T20">_en</text:span></text:p>
      <text:p text:style-name="P26"/>
      <text:p text:style-name="P30">$-&gt;tubaf/stu/common/<text:span text:style-name="T39">bottomGreetingsWithClerk</text:span><text:span text:style-name="T40">EN</text:span>.odt</text:p>
      <text:p text:style-name="P25"/>
      <text:p text:style-name="P10">$#!report.var.tubaf.cm.stu.disclaimer<text:span text:style-name="T52">Request</text:span><text:span text:style-name="T38">Short</text:span><text:span text:style-name="T51">_en</text:span></text:p>
      <text:p text:style-name="P9">$#!report.var.tubaf.cm.stu.disclaimer<text:span text:style-name="T38">Short</text:span><text:span text:style-name="T51">_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GB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/>
    </style:style>
    <style:style style:name="MP2" style:family="paragraph" style:parent-style-name="Header">
      <style:paragraph-properties style:writing-mode="lr-tb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209bfe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EN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2:20:19.072000000</dc:date>
    <meta:generator>LibreOffice/7.6.4.1$Windows_x86 LibreOffice_project/e19e193f88cd6c0525a17fb7a176ed8e6a3e2aa1</meta:generator>
    <meta:editing-duration>P12DT9H56M17S</meta:editing-duration>
    <meta:editing-cycles>657</meta:editing-cycles>
    <meta:document-statistic meta:table-count="4" meta:image-count="0" meta:object-count="0" meta:page-count="1" meta:paragraph-count="29" meta:word-count="201" meta:character-count="2426" meta:non-whitespace-character-count="2132"/>
  </office:meta>
</office:document-meta>
</file>